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opacity="100%" draw:textarea-horizontal-align="justify" draw:textarea-vertical-align="middle" draw:auto-grow-height="false" fo:min-height="10.921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2cm" fo:min-width="0.324cm" style:writing-mode="lr-tb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773cm" fo:min-width="0.893cm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991cm" fo:min-width="3.978cm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 style:writing-mode="lr-tb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633cm" style:writing-mode="lr-tb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66cm" style:writing-mode="lr-tb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619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1.078cm" style:writing-mode="lr-tb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 style:writing-mode="lr-tb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3cm" fo:min-width="0.265cm" style:writing-mode="lr-tb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none" draw:fill-color="#729fcf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7pt" style:font-size-asian="11pt" style:font-size-complex="11pt"/>
    </style:style>
    <style:style style:name="P4" style:family="paragraph">
      <loext:graphic-properties draw:fill="none" draw:fill-color="#729fcf" draw:opacity="100%"/>
      <style:paragraph-properties fo:text-align="center" style:writing-mode="lr-tb"/>
      <style:text-properties fo:font-size="7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1pt"/>
    </style:style>
    <style:style style:name="P10" style:family="paragraph">
      <loext:graphic-properties draw:fill="none" draw:fill-color="#729fcf"/>
      <style:paragraph-properties fo:text-align="center"/>
      <style:text-properties fo:font-size="11pt" style:font-size-asian="7pt" style:font-size-complex="7pt"/>
    </style:style>
    <style:style style:name="P11" style:family="paragraph">
      <loext:graphic-properties draw:fill="none" draw:fill-color="#729fcf"/>
      <style:paragraph-properties fo:text-align="center"/>
      <style:text-properties fo:font-size="11pt"/>
    </style:style>
    <style:style style:name="P12" style:family="paragraph">
      <style:paragraph-properties fo:text-align="center"/>
      <style:text-properties fo:font-size="7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7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7pt"/>
    </style:style>
    <style:style style:name="P15" style:family="paragraph">
      <style:paragraph-properties fo:text-align="center"/>
      <style:text-properties fo:font-size="7pt"/>
    </style:style>
    <style:style style:name="P16" style:family="paragraph">
      <loext:graphic-properties draw:fill="none"/>
      <style:paragraph-properties fo:text-align="center" style:writing-mode="lr-tb"/>
      <style:text-properties fo:font-size="7pt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7pt" style:font-size-complex="7pt"/>
    </style:style>
    <style:style style:name="T6" style:family="text">
      <style:text-properties fo:font-size="7pt" style:font-size-asian="10pt" style:font-size-complex="10pt"/>
    </style:style>
    <style:style style:name="T7" style:family="text">
      <style:text-properties fo:font-size="7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389cm" svg:height="11.171cm" svg:x="0.546cm" svg:y="8.884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2.159cm" svg:y="8.8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3.757cm" svg:y="8.879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5.366cm" svg:y="8.874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6.904cm" svg:y="8.876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89cm" svg:height="11.171cm" svg:x="10.076cm" svg:y="8.869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11.646cm" svg:y="8.843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8.506cm" svg:y="8.89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89cm" svg:height="11.171cm" svg:x="13.286cm" svg:y="8.843cm">
          <text:p text:style-name="P3"><text:span text:style-name="T2">20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0.617cm" svg:y="7.002cm">
          <text:p text:style-name="P5"><text:span text:style-name="T3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5.891cm">
          <text:p text:style-name="P5"><text:span text:style-name="T3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4.744cm">
          <text:p text:style-name="P5"><text:span text:style-name="T3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19cm" svg:y="3.474cm">
          <text:p text:style-name="P5"><text:span text:style-name="T3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0.67cm" svg:y="0.599cm">
          <text:p text:style-name="P7"><text:span text:style-name="T4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393cm" svg:height="1.023cm" svg:x="0.529cm" svg:y="1.905cm">
          <text:p text:style-name="P9"><text:span text:style-name="T5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2.205cm" svg:y="7.02cm">
          <text:p text:style-name="P5"><text:span text:style-name="T3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5.909cm">
          <text:p text:style-name="P5"><text:span text:style-name="T3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4.762cm">
          <text:p text:style-name="P5"><text:span text:style-name="T3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207cm" svg:y="3.492cm">
          <text:p text:style-name="P5"><text:span text:style-name="T3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2.258cm" svg:y="0.617cm">
          <text:p text:style-name="P7"><text:span text:style-name="T4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2.117cm" svg:y="1.923cm">
          <text:p text:style-name="P9">202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3.81cm" svg:y="7.037cm">
          <text:p text:style-name="P5"><text:span text:style-name="T3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5.926cm">
          <text:p text:style-name="P5"><text:span text:style-name="T3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4.779cm">
          <text:p text:style-name="P5"><text:span text:style-name="T3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812cm" svg:y="3.509cm">
          <text:p text:style-name="P5"><text:span text:style-name="T3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3.863cm" svg:y="0.634cm">
          <text:p text:style-name="P7"><text:span text:style-name="T4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3.722cm" svg:y="1.94cm">
          <text:p text:style-name="P9">203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5.45cm" svg:y="7.037cm">
          <text:p text:style-name="P5"><text:span text:style-name="T3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5.926cm">
          <text:p text:style-name="P5"><text:span text:style-name="T3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4.779cm">
          <text:p text:style-name="P5"><text:span text:style-name="T3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52cm" svg:y="3.509cm">
          <text:p text:style-name="P5"><text:span text:style-name="T3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5.503cm" svg:y="0.634cm">
          <text:p text:style-name="P7"><text:span text:style-name="T4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5.362cm" svg:y="1.94cm">
          <text:p text:style-name="P9">204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7.002cm" svg:y="7.055cm">
          <text:p text:style-name="P5"><text:span text:style-name="T3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5.944cm">
          <text:p text:style-name="P5"><text:span text:style-name="T3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4.797cm">
          <text:p text:style-name="P5"><text:span text:style-name="T3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7.004cm" svg:y="3.527cm">
          <text:p text:style-name="P5"><text:span text:style-name="T3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7.055cm" svg:y="0.652cm">
          <text:p text:style-name="P7"><text:span text:style-name="T4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6.914cm" svg:y="1.958cm">
          <text:p text:style-name="P9">205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8.59cm" svg:y="7.037cm">
          <text:p text:style-name="P5"><text:span text:style-name="T3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5.926cm">
          <text:p text:style-name="P5"><text:span text:style-name="T3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4.779cm">
          <text:p text:style-name="P5"><text:span text:style-name="T3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92cm" svg:y="3.509cm">
          <text:p text:style-name="P5"><text:span text:style-name="T3">4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8.643cm" svg:y="0.634cm">
          <text:p text:style-name="P7"><text:span text:style-name="T4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8.502cm" svg:y="1.94cm">
          <text:p text:style-name="P9">206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0.125cm" svg:y="7.038cm">
          <text:p text:style-name="P5"><text:span text:style-name="T3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5.927cm">
          <text:p text:style-name="P5"><text:span text:style-name="T3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4.78cm">
          <text:p text:style-name="P5"><text:span text:style-name="T3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27cm" svg:y="3.51cm">
          <text:p text:style-name="P5"><text:span text:style-name="T3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0.178cm" svg:y="0.635cm">
          <text:p text:style-name="P7"><text:span text:style-name="T4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10.037cm" svg:y="1.941cm">
          <text:p text:style-name="P9">207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1.747cm" svg:y="7.055cm">
          <text:p text:style-name="P5"><text:span text:style-name="T3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5.944cm">
          <text:p text:style-name="P5"><text:span text:style-name="T3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4.797cm">
          <text:p text:style-name="P5"><text:span text:style-name="T3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49cm" svg:y="3.527cm">
          <text:p text:style-name="P5"><text:span text:style-name="T3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1.8cm" svg:y="0.652cm">
          <text:p text:style-name="P7"><text:span text:style-name="T4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11.659cm" svg:y="1.958cm">
          <text:p text:style-name="P9">208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.218cm" svg:height="0.847cm" svg:x="13.406cm" svg:y="7.037cm">
          <text:p text:style-name="P12"><text:span text:style-name="T6">1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6.332cm" svg:height="5.997cm" svg:x="22.08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.111cm" svg:height="1.005cm" svg:x="16.545cm" svg:y="17.621cm">
          <text:p text:style-name="P15"><text:span text:style-name="T7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6.563cm" svg:y="18.909cm">
          <text:p text:style-name="P15"><text:span text:style-name="T7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8.027cm" svg:y="17.586cm">
          <text:p text:style-name="P15"><text:span text:style-name="T7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4.993cm" svg:y="17.621cm">
          <text:p text:style-name="P15"><text:span text:style-name="T7">Pr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6.51cm" svg:y="16.227cm">
          <text:p text:style-name="P15"><text:span text:style-name="T7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layout" svg:width="1.231cm" svg:height="1.005cm" svg:x="15.222cm" svg:y="13.228cm">
          <text:p text:style-name="P15"><text:span text:style-name="T7">Page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1.258cm" svg:height="1.005cm" svg:x="16.792cm" svg:y="13.193cm">
          <text:p text:style-name="P15"><text:span text:style-name="T7">Page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1.217cm" svg:height="1.005cm" svg:x="15.24cm" svg:y="14.481cm">
          <text:p text:style-name="P15"><text:span text:style-name="T8">Encoder 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1.111cm" svg:height="1.005cm" svg:x="16.809cm" svg:y="14.499cm">
          <text:p text:style-name="P15"><text:span text:style-name="T8">Encoder Rou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15.292cm" svg:y="11.481cm">
          <text:p text:style-name="P15"><text:span text:style-name="T7">««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18.062cm" svg:y="11.445cm">
          <text:p text:style-name="P15"><text:span text:style-name="T7">»»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20.78cm" svg:y="11.463cm">
          <text:p text:style-name="P15"><text:span text:style-name="T7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23.781cm" svg:y="11.481cm">
          <text:p text:style-name="P15"><text:span text:style-name="T7">Go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26.621cm" svg:y="11.428cm">
          <text:p text:style-name="P15"><text:span text:style-name="T7">Go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111cm" svg:height="1.005cm" svg:x="27.958cm" svg:y="13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5.397cm" svg:y="10.0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7.322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9.334cm" svg:y="10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1.434cm" svg:y="10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3.692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5.792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7.61cm" svg:y="9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5.398cm" svg:y="8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7.323cm" svg:y="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9.335cm" svg:y="8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1.435cm" svg:y="8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3.6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5.7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7.611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5.399cm" svg:y="7.6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7.324cm" svg:y="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9.336cm" svg:y="7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1.436cm" svg:y="7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3.6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5.7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7.612cm" svg:y="7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5.575cm" svg:y="5.909cm">
          <text:p text:style-name="P15"><text:span text:style-name="T7">X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0.847cm" svg:height="0.845cm" svg:x="17.024cm" svg:y="5.927cm">
          <text:p text:style-name="P15"><text:span text:style-name="T7">X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8.718cm" svg:y="5.909cm">
          <text:p text:style-name="P15"><text:span text:style-name="T7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0.359cm" svg:y="5.909cm">
          <text:p text:style-name="P15"><text:span text:style-name="T7">X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2.212cm" svg:y="5.889cm">
          <text:p text:style-name="P15"><text:span text:style-name="T7">X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4.171cm" svg:y="5.872cm">
          <text:p text:style-name="P15"><text:span text:style-name="T7">X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6.025cm" svg:y="5.89cm">
          <text:p text:style-name="P15"><text:span text:style-name="T7">X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7.537cm" svg:y="5.908cm">
          <text:p text:style-name="P15"><text:span text:style-name="T7">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5.576cm" svg:y="4.392cm">
          <text:p text:style-name="P15"><text:span text:style-name="T7">X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7.025cm" svg:y="4.41cm">
          <text:p text:style-name="P15"><text:span text:style-name="T7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8.719cm" svg:y="4.392cm">
          <text:p text:style-name="P15"><text:span text:style-name="T7">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0.36cm" svg:y="4.392cm">
          <text:p text:style-name="P15"><text:span text:style-name="T7">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2.235cm" svg:y="4.372cm">
          <text:p text:style-name="P15"><text:span text:style-name="T7">X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4.172cm" svg:y="4.355cm">
          <text:p text:style-name="P15"><text:span text:style-name="T7">X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6.026cm" svg:y="4.373cm">
          <text:p text:style-name="P15"><text:span text:style-name="T7">X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27.538cm" svg:y="4.391cm">
          <text:p text:style-name="P15"><text:span text:style-name="T7">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13.884cm" svg:y="4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0.758cm" svg:height="0.845cm" svg:x="13.867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7.609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4.2cm" svg:y="0.759cm">
          <text:p text:style-name="P15"><text:span text:style-name="T7">Hig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5.442cm" svg:y="0.777cm">
          <text:p text:style-name="P15"><text:span text:style-name="T7">So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6.691cm" svg:y="0.742cm">
          <text:p text:style-name="P15"><text:span text:style-name="T7">Free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8.014cm" svg:y="0.707cm">
          <text:p text:style-name="P15"><text:span text:style-name="T7">Prv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758cm" svg:height="0.845cm" svg:x="19.25cm" svg:y="0.739cm">
          <text:p text:style-name="P15"><text:span text:style-name="T7">Bl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758cm" svg:height="0.845cm" svg:x="20.803cm" svg:y="0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2T22:10:38.248000000</dc:date>
    <meta:editing-duration>PT2H25M30S</meta:editing-duration>
    <meta:editing-cycles>4</meta:editing-cycles>
    <meta:generator>LibreOffice/7.5.1.2$Windows_X86_64 LibreOffice_project/fcbaee479e84c6cd81291587d2ee68cba099e129</meta:generator>
    <meta:document-statistic meta:object-count="120"/>
  </office:meta>
</office:document-meta>
</file>